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none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</text:span><text:span text:style-name="T2"><text:line-break/></text:span><text:span text:style-name="T3">Scripting en Python 02. Guía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Scripting en Python - Parte 02 - Guía</text:span></text:p>
      <text:list xml:id="list2246174187" text:style-name="WWNum2">
        <text:list-item>
          <text:p text:style-name="P14"><text:bookmark text:name="_rj7ijzvd9x4x"/>¿Qué hacer?</text:p>
        </text:list-item>
      </text:list>
      <text:p text:style-name="P6">En esta unidad, el documento de referencia será <text:span text:style-name="T8">“A Byte of Python – Parte 2”</text:span>. Léelo con atención, prueba cada ejemplo y plantea tus dudas en nuestro foro :)</text:p>
      <text:p text:style-name="P6">Antes de leerlo, te recomendamos leer esta guía completamente.</text:p>
      <text:list xml:id="list94129108215737" text:continue-numbering="true" text:style-name="WWNum2">
        <text:list-item>
          <text:p text:style-name="P14"><text:bookmark text:name="_vvrtnptsr30c"/>He terminado de leer “A Byte of Python – Parte 2”. ¿Qué hago después?</text:p>
        </text:list-item>
      </text:list>
      <text:p text:style-name="Standard">Hemos proporcionado varias actividades no evaluables. Están disponibles en el archivo <text:span text:style-name="T8">“Scripting in Python - Parte 02 - Actividades 01”</text:span>. Debes intentar resolverlas y plantear dudas en los foros.</text:p>
      <text:list xml:id="list94128634151751" text:continue-numbering="true" text:style-name="WWNum2">
        <text:list-item>
          <text:p text:style-name="P14"><text:bookmark text:name="_i44bazcjhlwr"/>¿Conoces otros enlaces interesantes?</text:p>
        </text:list-item>
      </text:list>
      <text:p text:style-name="Standard">Existen varias fuentes de información que podrían ser útiles para mejorar tus habilidades en Python, que estamos aprendiendo en esta parte. Algunas de ellas son:</text:p>
      <text:list xml:id="list2155302291" text:style-name="WWNum1">
        <text:list-item>
          <text:p text:style-name="P7"><text:a xlink:type="simple" xlink:href="https://www.w3schools.com/python/python_conditions.asp" text:style-name="ListLabel_20_10" text:visited-style-name="ListLabel_20_10"><text:span text:style-name="T10">https://www.w3schools.com/python/python_conditions.asp</text:span></text:a></text:p>
        </text:list-item>
        <text:list-item>
          <text:p text:style-name="P8"><text:a xlink:type="simple" xlink:href="https://www.snakify.org/es/lessons/if_then_else_conditions/" text:style-name="ListLabel_20_10" text:visited-style-name="ListLabel_20_10"><text:span text:style-name="T10">https://www.snakify.org/es/lessons/if_then_else_conditions/</text:span></text:a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Scripting en Python - Parte 02</text:span></text:p>
      </style:header>
      <style:footer>
        <text:p text:style-name="MP4"><text:span text:style-name="MT1">CFGS DAM/DAW<text:tab/><text:tab/>Scripting en Python - Parte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6" meta:word-count="159" meta:character-count="1068" meta:non-whitespace-character-count="925"/>
    <meta:generator>LibreOfficeDev/6.0.5.2$Linux_X86_64 LibreOffice_project/</meta:generator>
  </office:meta>
</office:document-meta>
</file>